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13a7f"/>
    </style:style>
    <style:style style:name="P2" style:family="paragraph" style:parent-style-name="Standard">
      <style:paragraph-properties fo:text-align="end" style:justify-single-word="false"/>
      <style:text-properties officeooo:rsid="00113a7f" officeooo:paragraph-rsid="00113a7f"/>
    </style:style>
    <style:style style:name="P3" style:family="paragraph" style:parent-style-name="Standard">
      <style:paragraph-properties fo:text-align="start" style:justify-single-word="false"/>
      <style:text-properties officeooo:paragraph-rsid="00113a7f"/>
    </style:style>
    <style:style style:name="P4" style:family="paragraph" style:parent-style-name="Preformatted_20_Text">
      <style:paragraph-properties fo:text-align="start" style:justify-single-word="false"/>
      <style:text-properties fo:color="#808080" style:font-name="Source Code Pro" fo:font-size="10.5pt" officeooo:paragraph-rsid="00113a7f"/>
    </style:style>
    <style:style style:name="P5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/>
    </style:style>
    <style:style style:name="P6" style:family="paragraph" style:parent-style-name="Preformatted_20_Text">
      <style:text-properties fo:color="#a9b7c6"/>
    </style:style>
    <style:style style:name="P7" style:family="paragraph" style:parent-style-name="Preformatted_20_Text">
      <style:text-properties fo:color="#a9b7c6" style:font-name="Source Code Pro" fo:font-size="10.5pt"/>
    </style:style>
    <style:style style:name="T1" style:family="text">
      <style:text-properties officeooo:rsid="00113a7f"/>
    </style:style>
    <style:style style:name="T2" style:family="text">
      <style:text-properties fo:color="#cc7832"/>
    </style:style>
    <style:style style:name="T3" style:family="text">
      <style:text-properties fo:color="#cc7832" fo:font-weight="bold"/>
    </style:style>
    <style:style style:name="T4" style:family="text">
      <style:text-properties fo:color="#cc7832" style:font-name="Source Code Pro" fo:font-size="10.5pt"/>
    </style:style>
    <style:style style:name="T5" style:family="text">
      <style:text-properties fo:color="#cc7832" style:font-name="Source Code Pro" fo:font-size="10.5pt" fo:font-weight="bold"/>
    </style:style>
    <style:style style:name="T6" style:family="text">
      <style:text-properties style:font-name="Source Code Pro" fo:font-size="10.5pt"/>
    </style:style>
    <style:style style:name="T7" style:family="text">
      <style:text-properties fo:color="#808080"/>
    </style:style>
    <style:style style:name="T8" style:family="text">
      <style:text-properties fo:color="#808080" style:font-name="Source Code Pro" fo:font-size="10.5pt"/>
    </style:style>
    <style:style style:name="T9" style:family="text">
      <style:text-properties fo:color="#6897bb" style:font-name="Source Code Pro" fo:font-size="10.5pt"/>
    </style:style>
    <style:style style:name="T10" style:family="text">
      <style:text-properties fo:color="#a9b7c6" style:font-name="Source Code Pro" fo:font-size="10.5pt"/>
    </style:style>
    <style:style style:name="T11" style:family="text">
      <style:text-properties fo:color="#a9b7c6" style:font-name="Source Code Pro" fo:font-size="10.5pt" fo:background-color="#344134" loext:char-shading-value="0"/>
    </style:style>
    <style:style style:name="T12" style:family="text">
      <style:text-properties officeooo:rsid="0015d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۱ )</text:p>
      <text:p text:style-name="P2"/>
      <text:p text:style-name="P1"><text:span text:style-name="T1">a )</text:span></text:p>
      <text:p text:style-name="P4"><text:span text:style-name="T2">// Per-process state</text:span></text:p>
      <text:p text:style-name="P7"><text:span text:style-name="T3">struct </text:span>proc {</text:p>
      <text:p text:style-name="P6"><text:s text:c="2"/><text:span text:style-name="T6">uint sz</text:span><text:span text:style-name="T4">; <text:s text:c="20"/></text:span><text:span text:style-name="T8">// Size of process memory (bytes)</text:span></text:p>
      <text:p text:style-name="P6"><text:span text:style-name="T7"><text:s text:c="2"/></text:span><text:span text:style-name="T6">pde_t* pgdir</text:span><text:span text:style-name="T4">; <text:s text:c="15"/></text:span><text:span text:style-name="T8">// Page table</text:span></text:p>
      <text:p text:style-name="P6"><text:span text:style-name="T7"><text:s text:c="2"/></text:span><text:span text:style-name="T5">char </text:span><text:span text:style-name="T6">*kstack</text:span><text:span text:style-name="T4">; <text:s text:c="15"/></text:span><text:span text:style-name="T8">// Bottom of kernel stack for this process</text:span></text:p>
      <text:p text:style-name="P6"><text:span text:style-name="T7"><text:s text:c="2"/></text:span><text:span text:style-name="T5">enum </text:span><text:span text:style-name="T6">procstate state</text:span><text:span text:style-name="T4">; <text:s text:c="7"/></text:span><text:span text:style-name="T8">// Process state</text:span></text:p>
      <text:p text:style-name="P6"><text:span text:style-name="T7"><text:s text:c="2"/></text:span><text:span text:style-name="T5">int </text:span><text:span text:style-name="T6">pid</text:span><text:span text:style-name="T4">; <text:s text:c="20"/></text:span><text:span text:style-name="T8">// Process ID</text:span></text:p>
      <text:p text:style-name="P6"><text:span text:style-name="T7"><text:s text:c="2"/></text:span><text:span text:style-name="T5">struct </text:span><text:span text:style-name="T6">proc *parent</text:span><text:span text:style-name="T4">; <text:s text:c="8"/></text:span><text:span text:style-name="T8">// Parent process</text:span></text:p>
      <text:p text:style-name="P6"><text:span text:style-name="T7"><text:s text:c="2"/></text:span><text:span text:style-name="T5">struct </text:span><text:span text:style-name="T6">trapframe *tf</text:span><text:span text:style-name="T4">; <text:s text:c="7"/></text:span><text:span text:style-name="T8">// Trap frame for current syscall</text:span></text:p>
      <text:p text:style-name="P6"><text:span text:style-name="T7"><text:s text:c="2"/></text:span><text:span text:style-name="T5">struct </text:span><text:span text:style-name="T6">context *context</text:span><text:span text:style-name="T4">; <text:s text:c="4"/></text:span><text:span text:style-name="T8">// swtch() here to run process</text:span></text:p>
      <text:p text:style-name="P6"><text:span text:style-name="T7"><text:s text:c="2"/></text:span><text:span text:style-name="T5">void </text:span><text:span text:style-name="T6">*chan</text:span><text:span text:style-name="T4">; <text:s text:c="17"/></text:span><text:span text:style-name="T8">// If non-zero, sleeping on chan</text:span></text:p>
      <text:p text:style-name="P6"><text:span text:style-name="T7"><text:s text:c="2"/></text:span><text:span text:style-name="T5">int </text:span><text:span text:style-name="T6">killed</text:span><text:span text:style-name="T4">; <text:s text:c="17"/></text:span><text:span text:style-name="T8">// If non-zero, have been killed</text:span></text:p>
      <text:p text:style-name="P6"><text:span text:style-name="T7"><text:s text:c="2"/></text:span><text:span text:style-name="T5">struct </text:span><text:span text:style-name="T6">file *ofile[NOFILE]</text:span><text:span text:style-name="T4">; <text:s/></text:span><text:span text:style-name="T8">// Open files</text:span></text:p>
      <text:p text:style-name="P6"><text:span text:style-name="T7"><text:s text:c="2"/></text:span><text:span text:style-name="T5">struct </text:span><text:span text:style-name="T6">inode *cwd</text:span><text:span text:style-name="T4">; <text:s text:c="10"/></text:span><text:span text:style-name="T8">// Current directory</text:span></text:p>
      <text:p text:style-name="P6"><text:span text:style-name="T7"><text:s text:c="2"/></text:span><text:span text:style-name="T5">char </text:span><text:span text:style-name="T6">name[</text:span><text:span text:style-name="T9">16</text:span><text:span text:style-name="T6">]</text:span><text:span text:style-name="T4">; <text:s text:c="14"/></text:span><text:span text:style-name="T8">// Process name (debugging)</text:span></text:p>
      <text:p text:style-name="P5">}<text:span text:style-name="T2">;</text:span></text:p>
      <text:p text:style-name="P3"><text:span text:style-name="T4"/></text:p>
      <text:p text:style-name="P2">b )</text:p>
      <text:p text:style-name="P2"/>
      <text:p text:style-name="P2">sz :‌میزان حافظه تخصیصی داده شده به فرآیند مورد نظر</text:p>
      <text:p text:style-name="P1"><text:span text:style-name="T1">state :‌وضعیت فرآیند از </text:span><text:span text:style-name="T10">UNUSED</text:span><text:span text:style-name="T4">, </text:span><text:span text:style-name="T10">EMBRYO</text:span><text:span text:style-name="T4">, </text:span><text:span text:style-name="T10">SLEEPING</text:span><text:span text:style-name="T4">, </text:span><text:span text:style-name="T10">RUNNABLE</text:span><text:span text:style-name="T4">, </text:span><text:span text:style-name="T10">RUNNING</text:span><text:span text:style-name="T4">, </text:span><text:span text:style-name="T11">ZOMBIE</text:span></text:p>
      <text:p text:style-name="P2">context : <text:span text:style-name="T12">به این منظور استفاده می‌شود که رجیستر های ضروری برای فرآیند را ذخیره کند و هنگام context switching این اطلاعات از بین میرود.</text:span></text:p>
      <text:p text:style-name="P2">ofile :‌ <text:span text:style-name="T12">فایل‌های باز شده را نگه میدارد</text:span></text:p>
      <text:p text:style-name="P2">killed : اگر غیر صفر باشد فرآیند جاری از بین <text:span text:style-name="T12">رفته است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0:35:37.677808982</meta:creation-date>
    <dc:date>2016-11-09T10:56:00.553007499</dc:date>
    <meta:editing-duration>PT20M2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170" meta:character-count="1116" meta:non-whitespace-character-count="789"/>
  </office:meta>
</office:document-meta>
</file>